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Heading_20_1" style:master-page-name="Standard"/>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Heading" style:master-page-name="page_5f_titre"/>
    <style:style style:name="P9" style:family="paragraph" style:parent-style-name="Section_20_Title" style:master-page-name="Standard"/>
    <style:style style:name="P10" style:family="paragraph" style:parent-style-name="Section_20_Title" style:master-page-name="Standard"/>
    <style:style style:name="P11" style:family="paragraph" style:parent-style-name="Section_20_Title" style:master-page-name="Standard">
      <style:paragraph-properties fo:break-before="page"/>
    </style:style>
    <style:style style:name="P12" style:family="paragraph" style:parent-style-name="Glossary_20_Title" style:master-page-name="Standard">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entury Schoolbook L" fo:font-style="italic"/>
    </style:style>
    <style:style style:name="T4" style:family="text">
      <style:text-properties style:font-name="Monospace" fo:font-size="9pt" style:font-name-asian="Monospace" style:font-size-asian="9pt" style:font-name-complex="Monospace" style:font-size-complex="9pt"/>
    </style:style>
    <style:style style:name="T5" style:family="text">
      <style:text-properties fo:color="#dc2300" fo:font-weight="bold" style:font-weight-asian="bold" style:font-weight-complex="bold"/>
    </style:style>
    <style:style style:name="T6" style:family="text">
      <style:text-properties fo:color="#0000ff"/>
    </style:style>
    <style:style style:name="T7" style:family="text">
      <style:text-properties fo:color="#00ae00"/>
    </style:style>
    <style:style style:name="T8" style:family="text">
      <style:text-properties style:use-window-font-color="true" style:font-name="Century Schoolbook L" fo:font-size="11pt" fo:font-style="italic" fo:font-weight="normal" style:font-name-asian="Monospace" style:font-size-asian="11pt" style:font-name-complex="Monospace" style:font-size-complex="11pt"/>
    </style:style>
    <style:style style:name="T9" style:family="text">
      <style:text-properties style:use-window-font-color="true" style:font-name="Bitstream Vera Serif2" fo:font-size="11pt" fo:font-style="italic" fo:font-weight="normal"/>
    </style:style>
    <style:style style:name="T10" style:family="text">
      <style:text-properties style:font-name="Bitstream Vera Serif2" fo:font-size="11pt"/>
    </style:style>
    <style:style style:name="T11" style:family="text">
      <style:text-properties style:font-name="Courier"/>
    </style:style>
    <style:style style:name="T12" style:family="text">
      <style:text-properties fo:color="#960000" fo:font-weight="bold" style:font-weight-asian="bold" style:font-weight-complex="bold"/>
    </style:style>
    <style:style style:name="T13" style:family="text">
      <style:text-properties fo:color="#960000" fo:font-size="9pt" fo:font-weight="bold" style:font-size-asian="9pt" style:font-weight-asian="bold" style:font-size-complex="9pt" style:font-weight-complex="bold"/>
    </style:style>
    <style:style style:name="T14" style:family="text">
      <style:text-properties fo:color="#000064"/>
    </style:style>
    <style:style style:name="T15" style:family="text">
      <style:text-properties fo:color="#000064" fo:font-size="9pt" style:font-size-asian="9pt" style:font-size-complex="9pt"/>
    </style:style>
    <style:style style:name="T16" style:family="text">
      <style:text-properties fo:color="#000064" fo:font-size="9pt" fo:font-weight="bold" style:font-size-asian="9pt" style:font-weight-asian="bold" style:font-size-complex="9pt" style:font-weight-complex="bold"/>
    </style:style>
    <style:style style:name="T17" style:family="text">
      <style:text-properties fo:color="#3f5fbe" fo:font-size="9pt" style:font-size-asian="9pt" style:font-size-complex="9pt"/>
    </style:style>
    <style:style style:name="T18" style:family="text">
      <style:text-properties fo:color="#41825a" fo:font-size="9pt" fo:font-style="italic" style:font-size-asian="9pt" style:font-style-asian="italic" style:font-size-complex="9pt" style:font-style-complex="italic"/>
    </style:style>
    <style:style style:name="T19" style:family="text">
      <style:text-properties fo:font-size="9pt" style:font-size-asian="9pt" style:font-size-complex="9pt"/>
    </style:style>
    <style:style style:name="T20" style:family="text">
      <style:text-properties fo:font-size="9pt" fo:font-weight="bold" style:font-size-asian="9pt" style:font-weight-asian="bold" style:font-size-complex="9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2 MDK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December 2007"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8">Kermeta Uml2 MDK : Demonstrations</text:p>
      <text:p text:style-name="Heading_20_1">Introduction to UML2 MDK</text:p>
      <text:p text:style-name="Text_20_body">This document presents some obvious cases of use of the <text:span text:style-name="Strong_20_Emphasis"><text:span text:style-name="T1">Uml2 MDK</text:span></text:span>, for demonstrate its goals and introduce its common use.</text:p>
      <text:p text:style-name="Heading_20_2">Presentation</text:p>
      <text:p text:style-name="Text_20_body">An UMLAUT (<text:span text:style-name="T2">UML</text:span> <text:span text:style-name="T2">A</text:span>ll p<text:span text:style-name="T2">U</text:span>rpose <text:span text:style-name="T2">T</text:span>ransformer) tool existed as a test-purposed tool designed independently by the Triskell research team, with a UML 1.3 embedded version. As its use and maintenance were difficult and the UML change to the 2.0 version, Triskell team decided to rewrite its main features upon the Kermeta environment. As UML2 metamodel exist and can be processed by Kermeta (under an ecore form), UMLAUT could be focused on UML processing tasks. In order to help its wriing, we write first a set of generic UML tools, which have been compiled in the <text:span text:style-name="Strong_20_Emphasis"><text:span text:style-name="T1">Uml2 Model development Kit</text:span></text:span>.</text:p>
      <text:p text:style-name="Heading_20_2">Technical background</text:p>
      <text:p text:style-name="Text_20_body">The all UMLAUT relies upon the Kermeta integrated environment and the EMF and XMI plug-ins for Eclipse IDE.</text:p>
      <text:p text:style-name="Text_20_body">As some bugs are solved in the last versions of Kermeta, you need to run the <text:span text:style-name="Strong_20_Emphasis"><text:span text:style-name="T1">Uml2 MDK tools</text:span></text:span> on the later Kermeta runtime.</text:p>
      <text:p text:style-name="Text_20_body">The <text:span text:style-name="Strong_20_Emphasis"><text:span text:style-name="T1">Uml2 MDK</text:span></text:span> has been designed on the UML 2.0 version, but it have been cleaned up and updated to UML 2.1.</text:p>
      <text:p text:style-name="Heading_20_1">UML transformations</text:p>
      <text:p text:style-name="Text_20_body">The O.M.G. “Model Driven Architecture” is based upon a major distinction between the analysis and design levels in software conception. The analysis work is supposed to produce platform independent models (P.I.M.) and the design level generates (in an automated way if possible) more detailed models which include the specificities of the platform (hardware and operating system) they target. There is only one PIM, which embeds all the domain needed particularities. It can be derived in many PSM, one for each targeted system.</text:p>
      <text:p text:style-name="Text_20_body">The given transformations are useful for designers who need to automatize the path from a PIM analysis model to a PSM design model.</text:p>
      <text:p text:style-name="Heading_20_2">A simple example</text:p>
      <text:p text:style-name="Text_20_body">Take a simple model describing cars structure. This model is too simple so it needs to be enhanced.</text:p>
      <text:p text:style-name="Text_20_body"><draw:frame draw:style-name="fr1" draw:name="graphics4" text:anchor-type="paragraph" svg:width="17.78cm" svg:height="8.89cm" draw:z-index="3"><draw:image xlink:href="../../img/Vehicules_original_model.jpg" xlink:type="simple" xlink:show="embed" xlink:actuate="onLoad"/></draw:frame></text:p>
      <text:p text:style-name="Text_20_body">We can write a Kermeta program which will transform this model.</text:p>
      <text:p text:style-name="Heading_20_2">A simple transformer</text:p>
      <text:p text:style-name="Text_20_body">This transformer needs access to the <text:span text:style-name="Strong_20_Emphasis"><text:span text:style-name="T1">Uml2 MDK</text:span></text:span> tools then it must load the original model.</text:p>
      <text:p text:style-name="Text_20_body">As this model must stay inviolate, the first task is the cloning of this model into a equivalent one which will be the final result.</text:p>
      <text:p text:style-name="Text_20_body">The “vehicules” model needs an engine interface the two engine classes will inherit from, an accessor on the “wattsPower” attribute, a composition link between the “Car” and the “GasEngine” classes.</text:p>
      <text:p text:style-name="Important">When new added elements must be named, the tool has naming methods which can be overwritten in order to specialize this naming. To do such a modification, create your own tool by inheritance of the generic one and rewrite the good operations (look at <text:span text:style-name="T4">SpecializedEngineInterface_Tool</text:span> Class in the example).</text:p>
      <text:p text:style-name="Preformatted_20_Text"><text:span text:style-name="T2">package</text:span> vehicules;</text:p>
      <text:p text:style-name="Preformatted_20_Text"/>
      <text:p text:style-name="Preformatted_20_Text"><text:span text:style-name="T5">require</text:span> kermeta</text:p>
      <text:p text:style-name="Preformatted_20_Text"><text:span text:style-name="T5">require</text:span> "../../../fr.irisa.triskell.uml2/src/kermeta/transformations/StaticTools.kmt"</text:p>
      <text:p text:style-name="Preformatted_20_Text"><text:span text:style-name="T5">require</text:span> "../../../fr.irisa.triskell.uml2/src/kermeta/transformations/UmlCloneFactory.kmt"</text:p>
      <text:p text:style-name="Preformatted_20_Text"/>
      <text:p text:style-name="Preformatted_20_Text"><text:span text:style-name="T2">class</text:span> Main</text:p>
      <text:p text:style-name="Preformatted_20_Text">{</text:p>
      <text:p text:style-name="Preformatted_20_Text"><text:tab/><text:span text:style-name="T2">reference</text:span> origModelName : kermeta::standard::String</text:p>
      <text:p text:style-name="Preformatted_20_Text"><text:tab/><text:span text:style-name="T2">reference</text:span> origModel : uml2::Model</text:p>
      <text:p text:style-name="Preformatted_20_Text"><text:tab/><text:span text:style-name="T2">reference</text:span> cloneModelName : kermeta::standard::String</text:p>
      <text:p text:style-name="Preformatted_20_Text"><text:tab/><text:span text:style-name="T2">reference</text:span> cloneModel : uml2::Model</text:p>
      <text:p text:style-name="Preformatted_20_Text"><text:tab/><text:span text:style-name="T2">reference</text:span> root_package : uml2::Package</text:p>
      <text:p text:style-name="Preformatted_20_Text"><text:tab/></text:p>
      <text:p text:style-name="Preformatted_20_Text"><text:tab/>/**</text:p>
      <text:p text:style-name="Preformatted_20_Text"><text:tab/> * This sample program will preserve the given sample model</text:p>
      <text:p text:style-name="Preformatted_20_Text"><text:tab/> * in order to be reused as many times as you want.</text:p>
      <text:p text:style-name="Preformatted_20_Text"><text:tab/> * So the program loads the model, clones it,</text:p>
      <text:p text:style-name="Preformatted_20_Text"><text:tab/> * and then does the transformations on the clone.</text:p>
      <text:p text:style-name="Preformatted_20_Text"><text:tab/> * You can then open the resulting model in the Ecore editor</text:p>
      <text:p text:style-name="Preformatted_20_Text"><text:tab/> * or use a graphical editor (like TopCased) to draw it.</text:p>
      <text:p text:style-name="Preformatted_20_Text"><text:tab/> */</text:p>
      <text:p text:style-name="Preformatted_20_Text"><text:s text:c="4"/><text:span text:style-name="T2">operation</text:span> main() : <text:span text:style-name="T2">Void is do</text:span></text:p>
      <text:p text:style-name="Preformatted_20_Text"><text:s text:c="4"/><text:tab/> </text:p>
      <text:p text:style-name="Preformatted_20_Text"><text:s text:c="4"/><text:tab/><text:tab/>//creating needed instances</text:p>
      <text:p text:style-name="Preformatted_20_Text"><text:s text:c="4"/><text:tab/><text:tab/>origModelName := "<text:span text:style-name="T6">../models/vehicules.uml2</text:span>"</text:p>
      <text:p text:style-name="Preformatted_20_Text"><text:tab/><text:tab/></text:p>
      <text:p text:style-name="Preformatted_20_Text"><text:s text:c="4"/><text:tab/><text:tab/>// load the given UML2 resource</text:p>
      <text:p text:style-name="Preformatted_20_Text"><text:s text:c="4"/><text:tab/><text:tab/><text:span text:style-name="T2">var</text:span> inputRepository : kermeta::persistence::EMFRepository <text:span text:style-name="T2">init</text:span> kermeta::persistence::EMFRepository.new</text:p>
      <text:p text:style-name="Preformatted_20_Text"><text:s text:c="4"/><text:tab/><text:tab/><text:span text:style-name="T2">var</text:span> inputResource : kermeta::persistence::EMFResource</text:p>
      <text:p text:style-name="Preformatted_20_Text"><text:s text:c="4"/><text:tab/><text:tab/>inputResource ?= inputRepository.createResource(origModelName, "<text:span text:style-name="T6">../ecore/UML2.ecore</text:span>")</text:p>
      <text:p text:style-name="Preformatted_20_Text"><text:s text:c="4"/><text:tab/><text:tab/>inputResource.load()</text:p>
      <text:p text:style-name="Preformatted_20_Text"><text:s text:c="4"/><text:tab/></text:p>
      <text:p text:style-name="Preformatted_20_Text"><text:s text:c="4"/><text:tab/><text:tab/>// "instances" only gives the main diagramm package for the targeted code tree</text:p>
      <text:p text:style-name="Preformatted_20_Text"><text:s text:c="4"/><text:tab/><text:tab/>origModel ?= inputResource.instances.one</text:p>
      <text:p text:style-name="Preformatted_20_Text"><text:tab/><text:tab/></text:p>
      <text:p text:style-name="Preformatted_20_Text"><text:s text:c="4"/><text:tab/><text:tab/><text:span text:style-name="T2">var</text:span> factory : uml2::transformations::UmlCloneFactory <text:span text:style-name="T2">init</text:span> uml2::transformations::UmlCloneFactory.new</text:p>
      <text:p text:style-name="Preformatted_20_Text"><text:s text:c="4"/><text:tab/><text:tab/>factory.initialize</text:p>
      <text:p text:style-name="Preformatted_20_Text"><text:s text:c="4"/><text:tab/><text:tab/>cloneModel := factory.cloneStaticDiagram(origModel)</text:p>
      <text:p text:style-name="Preformatted_20_Text"><text:tab/><text:tab/></text:p>
      <text:p text:style-name="Preformatted_20_Text"><text:s text:c="4"/><text:tab/><text:tab/>// we need the package containing the classes</text:p>
      <text:p text:style-name="Preformatted_20_Text"><text:s text:c="4"/><text:tab/><text:tab/>root_package ?= cloneModel.ownedMember.select{ e | e.name == "vehicules" }.one</text:p>
      <text:p text:style-name="Preformatted_20_Text"><text:tab/><text:tab/></text:p>
      <text:p text:style-name="Preformatted_20_Text"><text:s text:c="4"/><text:tab/><text:tab/>addGetterOnWattsPower</text:p>
      <text:p text:style-name="Preformatted_20_Text"><text:s text:c="4"/><text:tab/><text:tab/>addEngineInterface</text:p>
      <text:p text:style-name="Preformatted_20_Text"><text:s text:c="4"/><text:tab/><text:tab/>addCarEngineComposition</text:p>
      <text:p text:style-name="Preformatted_20_Text"><text:s text:c="4"/><text:tab/><text:tab/>addEngineGeneralisation</text:p>
      <text:p text:style-name="Preformatted_20_Text"><text:s text:c="4"/><text:tab/></text:p>
      <text:p text:style-name="Preformatted_20_Text"><text:s text:c="4"/><text:tab/><text:tab/>cloneModelName := "<text:span text:style-name="T6">../models/improved_vehicules.uml2</text:span>"</text:p>
      <text:p text:style-name="Preformatted_20_Text"><text:s text:c="4"/><text:tab/><text:tab/><text:span text:style-name="T2">var</text:span> outputRepository : kermeta::persistence::EMFRepository <text:span text:style-name="T2">init</text:span> kermeta::persistence::EMFRepository.new</text:p>
      <text:p text:style-name="Preformatted_20_Text"><text:s text:c="4"/><text:tab/><text:tab/><text:span text:style-name="T2">var</text:span> outputResource : kermeta::persistence::EMFResource</text:p>
      <text:p text:style-name="Preformatted_20_Text"><text:s text:c="4"/><text:tab/><text:tab/>outputResource ?= outputRepository.createResource(cloneModelName, "<text:span text:style-name="T6">../ecore/UML2.ecore</text:span>")</text:p>
      <text:p text:style-name="Preformatted_20_Text"><text:s text:c="4"/><text:tab/><text:tab/>outputResource.instances.add(cloneModel)</text:p>
      <text:p text:style-name="Preformatted_20_Text"><text:s text:c="4"/><text:tab/><text:tab/>outputResource.save()</text:p>
      <text:p text:style-name="Preformatted_20_Text"><text:s text:c="4"/><text:span text:style-name="T2">end</text:span></text:p>
      <text:p text:style-name="Preformatted_20_Text"><text:s text:c="4"/></text:p>
      <text:p text:style-name="Preformatted_20_Text"><text:s text:c="4"/><text:span text:style-name="T7">///////////// <text:s/>code for transformations //////////////////</text:span></text:p>
      <text:p text:style-name="Preformatted_20_Text"><text:tab/><text:span text:style-name="T2">operation</text:span> addGetterOnWattsPower()<text:span text:style-name="T2"> is do</text:span></text:p>
      <text:p text:style-name="Preformatted_20_Text"><text:tab/><text:tab/>// we get the "GasEngine" class (before this class will loose its attributes, passed to the interface)</text:p>
      <text:p text:style-name="Preformatted_20_Text"><text:tab/><text:tab/><text:span text:style-name="T2">var</text:span> cl : uml2::Class</text:p>
      <text:p text:style-name="Preformatted_20_Text"><text:tab/><text:tab/>cl ?= root_package.ownedMember.select{ e | e.name == "<text:span text:style-name="T6">GasEngine</text:span>" }.one</text:p>
      <text:p text:style-name="Preformatted_20_Text"><text:tab/><text:tab/></text:p>
      <text:p text:style-name="Preformatted_20_Text"><text:tab/><text:tab/>// we need the accessors tool for transformation</text:p>
      <text:p text:style-name="Preformatted_20_Text"><text:tab/><text:tab/><text:span text:style-name="T2">var</text:span> accTool : uml2::transformations::Accessor_Tool <text:span text:style-name="T2">init</text:span> uml2::transformations::Accessor_Tool.new</text:p>
      <text:p text:style-name="Preformatted_20_Text"><text:tab/><text:tab/></text:p>
      <text:p text:style-name="Preformatted_20_Text"><text:tab/><text:tab/>// we make the getter corresponding to each property of the class</text:p>
      <text:p text:style-name="Preformatted_20_Text"><text:tab/><text:tab/>cl.ownedAttribute.each{ prop |</text:p>
      <text:p text:style-name="Preformatted_20_Text"><text:tab/><text:tab/><text:tab/>// we add the getter operation corresponding to the property</text:p>
      <text:p text:style-name="Preformatted_20_Text"><text:tab/><text:tab/><text:tab/>accTool.addGetter(cl, prop)</text:p>
      <text:p text:style-name="Preformatted_20_Text"><text:tab/><text:tab/>}</text:p>
      <text:p text:style-name="Preformatted_20_Text"><text:tab/><text:span text:style-name="T2">end</text:span></text:p>
      <text:p text:style-name="Preformatted_20_Text"><text:tab/><text:span text:style-name="T2">operation</text:span> addEngineInterface()<text:span text:style-name="T2"> is do</text:span></text:p>
      <text:p text:style-name="Preformatted_20_Text"><text:tab/><text:tab/>// we get the "GasEngine" class to generalize it in a "IEngine" interface</text:p>
      <text:p text:style-name="Preformatted_20_Text"><text:tab/><text:tab/><text:span text:style-name="T2">var</text:span> cl : uml2::Class</text:p>
      <text:p text:style-name="Preformatted_20_Text"><text:tab/><text:tab/>cl ?= root_package.ownedMember.select{ e | e.name == "<text:span text:style-name="T6">GasEngine</text:span>" }.one</text:p>
      <text:p text:style-name="Preformatted_20_Text"><text:tab/><text:tab/></text:p>
      <text:p text:style-name="Preformatted_20_Text"><text:tab/><text:tab/>// we need the interface tool for extraction</text:p>
      <text:p text:style-name="Preformatted_20_Text"><text:tab/><text:tab/><text:span text:style-name="T2">var</text:span> ifTool : SpecializedEngineInterface_Tool <text:span text:style-name="T2">init</text:span> SpecializedEngineInterface_Tool.new</text:p>
      <text:p text:style-name="Preformatted_20_Text"><text:tab/><text:tab/></text:p>
      <text:p text:style-name="Preformatted_20_Text"><text:tab/><text:tab/>// we get then the interface</text:p>
      <text:p text:style-name="Preformatted_20_Text"><text:tab/><text:tab/><text:span text:style-name="T2">var</text:span> ifc : uml2::Interface</text:p>
      <text:p text:style-name="Preformatted_20_Text"><text:tab/><text:tab/>ifc := ifTool.extractInterface(cl)</text:p>
      <text:p text:style-name="Preformatted_20_Text"><text:tab/><text:tab/></text:p>
      <text:p text:style-name="Preformatted_20_Text"><text:tab/><text:tab/>// we add the new interface to the resulting model</text:p>
      <text:p text:style-name="Preformatted_20_Text"><text:tab/><text:tab/>root_package.ownedMember.add(ifc)</text:p>
      <text:p text:style-name="Preformatted_20_Text"><text:tab/><text:tab/>// Rem: the generalization between the interface and the (original)</text:p>
      <text:p text:style-name="Preformatted_20_Text"><text:tab/><text:tab/>// concrete class doesn't need to be added to the model</text:p>
      <text:p text:style-name="Preformatted_20_Text"><text:tab/><text:tab/>// (it is owned by the concrete class)</text:p>
      <text:p text:style-name="Preformatted_20_Text"><text:tab/><text:span text:style-name="T2">end</text:span></text:p>
      <text:p text:style-name="Preformatted_20_Text"><text:tab/><text:span text:style-name="T2">operation</text:span> addCarEngineComposition()<text:span text:style-name="T2"> is do</text:span></text:p>
      <text:p text:style-name="Preformatted_20_Text"><text:tab/><text:tab/>// we get the "GasEngine" class as the component</text:p>
      <text:p text:style-name="Preformatted_20_Text"><text:tab/><text:tab/><text:span text:style-name="T2">var</text:span> clEngine : uml2::Class</text:p>
      <text:p text:style-name="Preformatted_20_Text"><text:tab/><text:tab/>clEngine ?= root_package.ownedMember.select{ e | e.name == "<text:span text:style-name="T6">GasEngine</text:span>" }.one</text:p>
      <text:p text:style-name="Preformatted_20_Text"><text:tab/><text:tab/></text:p>
      <text:p text:style-name="Preformatted_20_Text"><text:tab/><text:tab/>// we get the "Car" class as the container</text:p>
      <text:p text:style-name="Preformatted_20_Text"><text:tab/><text:tab/><text:span text:style-name="T2">var</text:span> clCar : uml2::Class</text:p>
      <text:p text:style-name="Preformatted_20_Text"><text:tab/><text:tab/>clCar ?= root_package.ownedMember.select{ e | e.name == "<text:span text:style-name="T6">Car</text:span>" }.one</text:p>
      <text:p text:style-name="Preformatted_20_Text"><text:tab/><text:tab/></text:p>
      <text:p text:style-name="Preformatted_20_Text"><text:tab/><text:tab/>// we need the association tool for transformation</text:p>
      <text:p text:style-name="Preformatted_20_Text"><text:tab/><text:tab/><text:span text:style-name="T2">var</text:span> assocTool : uml2::transformations::Association_Tool <text:span text:style-name="T2">init</text:span> uml2::transformations::Association_Tool.new</text:p>
      <text:p text:style-name="Preformatted_20_Text"><text:tab/><text:tab/></text:p>
      <text:p text:style-name="Preformatted_20_Text"><text:tab/><text:tab/>// we then get the new composition</text:p>
      <text:p text:style-name="Preformatted_20_Text"><text:tab/><text:tab/><text:span text:style-name="T2">var</text:span> assoc : uml2::Association <text:span text:style-name="T2">init</text:span> uml2::Association.new</text:p>
      <text:p text:style-name="Preformatted_20_Text"><text:tab/><text:tab/>assoc := assocTool.addNavigableComposition(clCar, clEngine, "<text:span text:style-name="T6">poweredBy</text:span>", "<text:span text:style-name="T6">engine</text:span>")</text:p>
      <text:p text:style-name="Preformatted_20_Text"><text:tab/><text:tab/></text:p>
      <text:p text:style-name="Preformatted_20_Text"><text:tab/><text:tab/>// we add the new association to the resulting model</text:p>
      <text:p text:style-name="Preformatted_20_Text"><text:tab/><text:tab/>root_package.ownedMember.add(assoc)</text:p>
      <text:p text:style-name="Preformatted_20_Text"><text:tab/><text:span text:style-name="T2">end</text:span></text:p>
      <text:p text:style-name="Preformatted_20_Text"><text:tab/><text:span text:style-name="T2">operation</text:span> addEngineGeneralisation()<text:span text:style-name="T2"> is do</text:span></text:p>
      <text:p text:style-name="Preformatted_20_Text"><text:tab/><text:tab/>// we get the "ElectricEngine" class</text:p>
      <text:p text:style-name="Preformatted_20_Text"><text:tab/><text:tab/><text:span text:style-name="T2">var</text:span> cl : uml2::Class</text:p>
      <text:p text:style-name="Preformatted_20_Text"><text:tab/><text:tab/>cl ?= root_package.ownedMember.select{ e | e.name == "<text:span text:style-name="T6">ElectricEngine</text:span>" }.one</text:p>
      <text:p text:style-name="Preformatted_20_Text"><text:tab/><text:tab/></text:p>
      <text:p text:style-name="Preformatted_20_Text"><text:tab/><text:tab/>// we get then the "IEngine" interface</text:p>
      <text:p text:style-name="Preformatted_20_Text"><text:tab/><text:tab/><text:span text:style-name="T2">var</text:span> ifc : uml2::Interface</text:p>
      <text:p text:style-name="Preformatted_20_Text"><text:tab/><text:tab/>ifc ?= root_package.ownedMember.select{ e | e.name == "<text:span text:style-name="T6">IEngine</text:span>" }.one</text:p>
      <text:p text:style-name="Preformatted_20_Text"><text:tab/><text:tab/></text:p>
      <text:p text:style-name="Preformatted_20_Text"><text:tab/><text:tab/>// we need the generalization tool for transformation</text:p>
      <text:p text:style-name="Preformatted_20_Text"><text:tab/><text:tab/><text:span text:style-name="T2">var</text:span> geneTool : uml2::transformations::Generalization_Tool <text:span text:style-name="T2">init</text:span> uml2::transformations::Generalization_Tool.new</text:p>
      <text:p text:style-name="Preformatted_20_Text"><text:tab/><text:tab/></text:p>
      <text:p text:style-name="Preformatted_20_Text"><text:tab/><text:tab/>// we make the inheritance</text:p>
      <text:p text:style-name="Preformatted_20_Text"><text:tab/><text:tab/>geneTool.addGeneralization(ifc, cl)</text:p>
      <text:p text:style-name="Preformatted_20_Text"><text:tab/><text:tab/>// Rem: the generalization between the interface and a</text:p>
      <text:p text:style-name="Preformatted_20_Text"><text:tab/><text:tab/>// concrete class doesn't need to be added to the model</text:p>
      <text:p text:style-name="Preformatted_20_Text"><text:tab/><text:tab/>// (it is owned by the concrete class)</text:p>
      <text:p text:style-name="Preformatted_20_Text"><text:tab/><text:span text:style-name="T2">end</text:span></text:p>
      <text:p text:style-name="Preformatted_20_Text">}</text:p>
      <text:p text:style-name="Preformatted_20_Text"><text:tab/></text:p>
      <text:p text:style-name="Preformatted_20_Text">////////////// class for overwrite interface method for name</text:p>
      <text:p text:style-name="Preformatted_20_Text"><text:span text:style-name="T2">class</text:span> SpecializedEngineInterface_Tool <text:span text:style-name="T2">inherits</text:span> uml2::transformations::Interface_Tool</text:p>
      <text:p text:style-name="Preformatted_20_Text">{</text:p>
      <text:p text:style-name="Preformatted_20_Text"><text:tab/>/** overwrite the original method */</text:p>
      <text:p text:style-name="Preformatted_20_Text"><text:tab/><text:span text:style-name="T2">method</text:span> nameForInterface(name : kermeta::standard::String) : kermeta::standard::String<text:span text:style-name="T2"> is do</text:span></text:p>
      <text:p text:style-name="Preformatted_20_Text"><text:s text:c="4"/><text:tab/><text:tab/><text:span text:style-name="T2">result</text:span> := "<text:span text:style-name="T6">IEngine</text:span>"</text:p>
      <text:p text:style-name="Preformatted_20_Text"><text:s text:c="4"/><text:span text:style-name="T2">end</text:span></text:p>
      <text:p text:style-name="Preformatted_20_Text">}</text:p>
      <text:p text:style-name="Text_20_body">The cloned and transformed model has been saved under <text:span text:style-name="T8">improved_vehicules.uml2</text:span><text:span text:style-name="T9"> and can be used</text:span><text:span text:style-name="T10"> as it is or being draft by a graphical tool like TopCased.</text:span></text:p>
      <text:p text:style-name="Heading_20_2">The resulting model</text:p>
      <text:p text:style-name="Text_20_body">The resulting model of our transformer program looks like above.</text:p>
      <text:p text:style-name="Text_20_body"><draw:frame draw:style-name="fr1" draw:name="graphics3" text:anchor-type="paragraph" svg:width="14.289cm" svg:height="8.149cm" draw:z-index="2"><draw:image xlink:href="../../img/Vehicules_improved_model.jpg" xlink:type="simple" xlink:show="embed" xlink:actuate="onLoad"/></draw:frame></text:p>
      <text:p text:style-name="Text_20_body"><text:span text:style-name="T2">It comply with our goals</text:span>:</text:p>
      <text:list text:style-name="L1">
        <text:list-item>
          <text:p text:style-name="P3">The result model includes all the UML elements which were in the original model, with all their characteristics.</text:p>
        </text:list-item>
        <text:list-item>
          <text:p text:style-name="P3">The GasEngine class has now an interface and a accessor to its attribute.</text:p>
        </text:list-item>
        <text:list-item>
          <text:p text:style-name="P3">The interface operations are abstract when the GasEngine operations are concrete implementations (may be with an empty body for some of them).</text:p>
        </text:list-item>
        <text:list-item>
          <text:p text:style-name="P3">The ElectricEngine inherits from this interface.</text:p>
        </text:list-item>
        <text:list-item>
          <text:p text:style-name="P3">The Car now is now composed of a GasEngine (the corresponding association exists in the model even it has not be represented by TopCased).</text:p>
        </text:list-item>
      </text:list>
      <text:p text:style-name="Text_20_body">Any UML2 model can be transformed like this.</text:p>
      <text:p text:style-name="Text_20_body">You can visit it and apply conditional transformations on the fly to each kind of UML2 element. Look at the Valooder chapter in the Umlaut-Architecture-Guide to have a idea of how to do.</text:p>
      <text:p text:style-name="Heading_20_1">Prototyping with UML</text:p>
      <text:p text:style-name="Text_20_body">The software industry faces many challenges.</text:p>
      <text:p text:style-name="Text_20_body">One of them is the difficult understanding of its customers precise needs. A way to solve or reduce uncertainty and waste of time and money is to present those customers a preliminary version of the planned system as early as possible in the development process.</text:p>
      <text:p text:style-name="Text_20_body">For software engineers, the access to their analysis model under a operative form in order to permit the users to manipulate a simplistic implementation of the main features.</text:p>
      <text:p text:style-name="Heading_20_2">A simple example</text:p>
      <text:p text:style-name="Text_20_body">As an illustration of such a prototyping use of <text:span text:style-name="Strong_20_Emphasis"><text:span text:style-name="T1">Uml2 MDK</text:span></text:span> tools suite, we present a (very restricted) sample of an accounting model and its use in an even simpler prototype.</text:p>
      <text:p text:style-name="Text_20_body"><draw:frame draw:style-name="fr1" draw:name="graphics2" text:anchor-type="paragraph" svg:width="18.791cm" svg:height="9.29cm" draw:z-index="1"><draw:image xlink:href="../../img/Bank_model.jpg" xlink:type="simple" xlink:show="embed" xlink:actuate="onLoad"/></draw:frame></text:p>
      <text:p text:style-name="Text_20_body">An analysis model can be used “as it is” which means the prototype could link to the all primitives the model defines (classes, operations, attributes). Or you can add some behavior to this model by giving a operative body to class operations: the code must be written in Kermeta language syntax and embedded in UML comment attached to the corresponding operation.</text:p>
      <text:p text:style-name="Text_20_body">Our example presents such a behaviored model.</text:p>
      <text:p text:style-name="Heading_20_2">Executable version of the model</text:p>
      <text:p text:style-name="Text_20_body">Applying the <text:span text:style-name="T3">uml2km</text:span> tool on our UML model (<text:span text:style-name="T11">bank.uml2</text:span>), we get a Kermeta executable model in a XMI form: <text:span text:style-name="T11">bank.km</text:span>. You can have a look in it through the Ecore “reflexive editor”, as shown above.</text:p>
      <text:p text:style-name="Text_20_body"><draw:frame draw:style-name="fr1" draw:name="graphics1" text:anchor-type="paragraph" svg:width="14.85cm" svg:height="28.148cm" draw:z-index="0"><draw:image xlink:href="../../img/Bank_km_details.png" xlink:type="simple" xlink:show="embed" xlink:actuate="onLoad"/></draw:frame></text:p>
      <text:p text:style-name="Text_20_body">This Kermeta <text:span text:style-name="T11">bank.km</text:span> model can be transformed in a human readable text version: (<text:span text:style-name="T11">bank.kmt</text:span>):</text:p>
      <text:p text:style-name="P1">/*</text:p>
      <text:p text:style-name="P1"><text:s/>* fr.irisa.triskell.uml2.samples/src/kermeta/bank.kmt</text:p>
      <text:p text:style-name="P1"><text:s/>* </text:p>
      <text:p text:style-name="P1"><text:s/>* a human readable version of the file generated by "uml2km"</text:p>
      <text:p text:style-name="P1"><text:s/>* for documentation of the "bank" example.</text:p>
      <text:p text:style-name="P1"><text:s/>*/</text:p>
      <text:p text:style-name="P1"><text:s/></text:p>
      <text:p text:style-name="P1"><text:span text:style-name="T2">package</text:span> bank;</text:p>
      <text:p text:style-name="P1"/>
      <text:p text:style-name="P1"><text:span text:style-name="T12">require</text:span><text:span text:style-name="T14"> kermeta</text:span></text:p>
      <text:p text:style-name="P1"/>
      <text:p text:style-name="P1"><text:span text:style-name="T2">class</text:span> Customer</text:p>
      <text:p text:style-name="P1">{</text:p>
      <text:p text:style-name="P1"><text:tab/><text:span text:style-name="T2">reference</text:span> name : kermeta::standard::String</text:p>
      <text:p text:style-name="P1"><text:tab/><text:span text:style-name="T2">reference</text:span> account : kermeta::standard::OrderedSet&lt;Account&gt;[0..*]</text:p>
      <text:p text:style-name="P1">}</text:p>
      <text:p text:style-name="P1"/>
      <text:p text:style-name="P1"><text:span text:style-name="T2">class</text:span> Account</text:p>
      <text:p text:style-name="P1">{</text:p>
      <text:p text:style-name="P1"><text:tab/><text:span text:style-name="T2">reference</text:span> amount : kermeta::standard::Integer</text:p>
      <text:p text:style-name="P1"><text:tab/></text:p>
      <text:p text:style-name="P1"><text:tab/><text:span text:style-name="T2">operation</text:span> deposit(new_cash : kermeta::standard::Integer) <text:span text:style-name="T2">is</text:span> <text:span text:style-name="T2">do</text:span></text:p>
      <text:p text:style-name="P1"><text:tab/><text:tab/><text:span text:style-name="T2">if</text:span> amount == <text:span text:style-name="T2">void</text:span> <text:span text:style-name="T2">then</text:span></text:p>
      <text:p text:style-name="P1"><text:tab/><text:tab/><text:tab/>amount := new_cash</text:p>
      <text:p text:style-name="P1"><text:tab/><text:tab/><text:span text:style-name="T2">else</text:span></text:p>
      <text:p text:style-name="P1"><text:tab/><text:tab/><text:tab/>amount := amount + new_cash</text:p>
      <text:p text:style-name="P1"><text:tab/><text:tab/><text:span text:style-name="T2">end</text:span></text:p>
      <text:p text:style-name="P1"><text:tab/><text:span text:style-name="T2">end</text:span></text:p>
      <text:p text:style-name="P1"><text:tab/></text:p>
      <text:p text:style-name="P1"><text:tab/><text:span text:style-name="T2">operation</text:span> printAmount() : kermeta::standard::String <text:span text:style-name="T2">is</text:span> <text:span text:style-name="T2">do</text:span></text:p>
      <text:p text:style-name="P1"><text:tab/><text:tab/><text:span text:style-name="T2">result</text:span> := amount.toString</text:p>
      <text:p text:style-name="P1"><text:tab/><text:span text:style-name="T2">end</text:span></text:p>
      <text:p text:style-name="P1"><text:tab/></text:p>
      <text:p text:style-name="P1"><text:tab/><text:span text:style-name="T2">operation</text:span> withdraw(desired : kermeta::standard::Integer) : kermeta::standard::Integer <text:span text:style-name="T2">is</text:span> <text:span text:style-name="T2">do</text:span></text:p>
      <text:p text:style-name="P1"><text:tab/><text:tab/><text:span text:style-name="T2">if</text:span> amount &gt; desired <text:span text:style-name="T2">then</text:span></text:p>
      <text:p text:style-name="P1"><text:tab/><text:tab/><text:tab/><text:span text:style-name="T2">result</text:span> := desired</text:p>
      <text:p text:style-name="P1"><text:tab/><text:tab/><text:tab/>amount := amount - desired</text:p>
      <text:p text:style-name="P1"><text:tab/><text:tab/><text:span text:style-name="T2">else</text:span></text:p>
      <text:p text:style-name="P1"><text:tab/><text:tab/><text:tab/><text:span text:style-name="T2">result</text:span> := amount</text:p>
      <text:p text:style-name="P1"><text:tab/><text:tab/><text:tab/>amount := 0</text:p>
      <text:p text:style-name="P1"><text:tab/><text:tab/><text:span text:style-name="T2">end</text:span></text:p>
      <text:p text:style-name="P1"><text:tab/><text:span text:style-name="T2">end</text:span></text:p>
      <text:p text:style-name="P1">}</text:p>
      <text:p text:style-name="Heading_20_2">Use in a prototype</text:p>
      <text:p text:style-name="Text_20_body">After getting the Kermeta version of your UML model, you can link any Kermeta program to it, giving you access to all the features and types defined in it.</text:p>
      <text:p text:style-name="Text_20_body">As an example, we write a drastically simple bank back-office application which manipulates the elements of our Bank model: <text:span text:style-name="T11">prototype.kmt</text:span>.</text:p>
      <text:p text:style-name="Preformatted_20_Text"><text:span text:style-name="Source_20_Text"><text:span text:style-name="T15">@mainClass </text:span></text:span><text:span text:style-name="Source_20_Text"><text:span text:style-name="T17">"bank::Main"</text:span></text:span></text:p>
      <text:p text:style-name="Preformatted_20_Text"><text:span text:style-name="Source_20_Text"><text:span text:style-name="T15">@mainOperation </text:span></text:span><text:span text:style-name="Source_20_Text"><text:span text:style-name="T17">"main"</text:span></text:span></text:p>
      <text:p text:style-name="Preformatted_20_Text"><text:span text:style-name="Source_20_Text"><text:span text:style-name="T19"/></text:span></text:p>
      <text:p text:style-name="Preformatted_20_Text"><text:span text:style-name="Source_20_Text"><text:span text:style-name="T20">package</text:span></text:span><text:span text:style-name="Source_20_Text"><text:span text:style-name="T19"> bank;</text:span></text:span></text:p>
      <text:p text:style-name="Preformatted_20_Text"><text:span text:style-name="Source_20_Text"><text:span text:style-name="T19"/></text:span></text:p>
      <text:p text:style-name="Preformatted_20_Text"><text:span text:style-name="Source_20_Text"><text:span text:style-name="T13">require</text:span></text:span><text:span text:style-name="Source_20_Text"><text:span text:style-name="T15"> kermeta</text:span></text:span></text:p>
      <text:p text:style-name="Preformatted_20_Text"><text:span text:style-name="Source_20_Text"><text:span text:style-name="T13">require</text:span></text:span><text:span text:style-name="Source_20_Text"><text:span text:style-name="T15"> </text:span></text:span><text:span text:style-name="Source_20_Text"><text:span text:style-name="T17">"bank.km"</text:span></text:span><text:span text:style-name="Source_20_Text"><text:span text:style-name="T15"><text:tab/></text:span></text:span><text:span text:style-name="Source_20_Text"><text:span text:style-name="T18">// link to the executable model</text:span></text:span></text:p>
      <text:p text:style-name="Preformatted_20_Text"><text:span text:style-name="Source_20_Text"><text:span text:style-name="T13">require</text:span></text:span><text:span text:style-name="Source_20_Text"><text:span text:style-name="T15"> </text:span></text:span><text:span text:style-name="Source_20_Text"><text:span text:style-name="T17">"utilities.kmt"</text:span></text:span></text:p>
      <text:p text:style-name="Preformatted_20_Text"><text:span text:style-name="Source_20_Text"><text:span text:style-name="T19"/></text:span></text:p>
      <text:p text:style-name="Preformatted_20_Text"><text:span text:style-name="Source_20_Text"><text:span text:style-name="T20">class</text:span></text:span><text:span text:style-name="Source_20_Text"><text:span text:style-name="T19"> Main</text:span></text:span></text:p>
      <text:p text:style-name="Preformatted_20_Text"><text:span text:style-name="Source_20_Text"><text:span text:style-name="T19">{</text:span></text:span></text:p>
      <text:p text:style-name="Preformatted_20_Text"><text:span text:style-name="Source_20_Text"><text:span text:style-name="T19"><text:tab/></text:span></text:span><text:span text:style-name="Source_20_Text"><text:span text:style-name="T20">reference</text:span></text:span><text:span text:style-name="Source_20_Text"><text:span text:style-name="T19"> customers : kermeta::standard::OrderedSet&lt;bank::Customer&gt;</text:span></text:span></text:p>
      <text:p text:style-name="Preformatted_20_Text"><text:span text:style-name="Source_20_Text"><text:span text:style-name="T19"><text:tab/></text:span></text:span></text:p>
      <text:p text:style-name="Preformatted_20_Text"><text:span text:style-name="Source_20_Text"><text:span text:style-name="T19"><text:s text:c="4"/></text:span></text:span><text:span text:style-name="Source_20_Text"><text:span text:style-name="T20">operation</text:span></text:span><text:span text:style-name="Source_20_Text"><text:span text:style-name="T19"> main() : </text:span></text:span><text:span text:style-name="Source_20_Text"><text:span text:style-name="T20">Void</text:span></text:span><text:span text:style-name="Source_20_Text"><text:span text:style-name="T19">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5"><text:s text:c="4"/><text:tab/></text:span></text:span><text:span text:style-name="Source_20_Text"><text:span text:style-name="T18">// create our "Bank" :-)</text:span></text:span></text:p>
      <text:p text:style-name="Preformatted_20_Text"><text:span text:style-name="Source_20_Text"><text:span text:style-name="T19"><text:tab/><text:tab/> customers := kermeta::standard::OrderedSet&lt;bank::Customer&gt;.new</text:span></text:span></text:p>
      <text:p text:style-name="Preformatted_20_Text"><text:span text:style-name="Source_20_Text"><text:span text:style-name="T19"><text:s text:c="4"/><text:tab/></text:span></text:span></text:p>
      <text:p text:style-name="Preformatted_20_Text"><text:span text:style-name="Source_20_Text"><text:span text:style-name="T15"><text:s text:c="8"/></text:span></text:span><text:span text:style-name="Source_20_Text"><text:span text:style-name="T18">// launche the interface</text:span></text:span></text:p>
      <text:p text:style-name="Preformatted_20_Text"><text:span text:style-name="Source_20_Text"><text:span text:style-name="T19"><text:s text:c="8"/></text:span></text:span><text:span text:style-name="Source_20_Text"><text:span text:style-name="T20">var</text:span></text:span><text:span text:style-name="Source_20_Text"><text:span text:style-name="T19"> ui : UserInterface </text:span></text:span><text:span text:style-name="Source_20_Text"><text:span text:style-name="T20">init</text:span></text:span><text:span text:style-name="Source_20_Text"><text:span text:style-name="T19"> UserInterface.new</text:span></text:span></text:p>
      <text:p text:style-name="Preformatted_20_Text"><text:span text:style-name="Source_20_Text"><text:span text:style-name="T19"><text:s text:c="8"/>ui.initialize(customers)</text:span></text:span></text:p>
      <text:p text:style-name="Preformatted_20_Text"><text:span text:style-name="Source_20_Text"><text:span text:style-name="T19"><text:s text:c="8"/></text:span></text:span></text:p>
      <text:p text:style-name="Preformatted_20_Text"><text:span text:style-name="Source_20_Text"><text:span text:style-name="T15"><text:tab/><text:tab/>stdio.writeln(</text:span></text:span><text:span text:style-name="Source_20_Text"><text:span text:style-name="T17">"\n === Welcome to the 'BankOfMine' ===\n"</text:span></text:span><text:span text:style-name="Source_20_Text"><text:span text:style-name="T15">)</text:span></text:span></text:p>
      <text:p text:style-name="Preformatted_20_Text"><text:span text:style-name="Source_20_Text"><text:span text:style-name="T19"><text:tab/><text:tab/></text:span></text:span></text:p>
      <text:p text:style-name="Preformatted_20_Text"><text:span text:style-name="Source_20_Text"><text:span text:style-name="T15"><text:tab/><text:tab/></text:span></text:span><text:span text:style-name="Source_20_Text"><text:span text:style-name="T18">// main loop</text:span></text:span></text:p>
      <text:p text:style-name="Preformatted_20_Text"><text:span text:style-name="Source_20_Text"><text:span text:style-name="T19"><text:s text:c="8"/></text:span></text:span><text:span text:style-name="Source_20_Text"><text:span text:style-name="T20">var</text:span></text:span><text:span text:style-name="Source_20_Text"><text:span text:style-name="T19"> exit : kermeta::standard::Boolean</text:span></text:span></text:p>
      <text:p text:style-name="Preformatted_20_Text"><text:span text:style-name="Source_20_Text"><text:span text:style-name="T19"><text:s text:c="8"/></text:span></text:span><text:span text:style-name="Source_20_Text"><text:span text:style-name="T20">from</text:span></text:span><text:span text:style-name="Source_20_Text"><text:span text:style-name="T19"> exit := </text:span></text:span><text:span text:style-name="Source_20_Text"><text:span text:style-name="T20">false</text:span></text:span></text:p>
      <text:p text:style-name="Preformatted_20_Text"><text:span text:style-name="Source_20_Text"><text:span text:style-name="T19"><text:tab/><text:tab/></text:span></text:span><text:span text:style-name="Source_20_Text"><text:span text:style-name="T20">until</text:span></text:span><text:span text:style-name="Source_20_Text"><text:span text:style-name="T19"> exit</text:span></text:span></text:p>
      <text:p text:style-name="Preformatted_20_Text"><text:span text:style-name="Source_20_Text"><text:span text:style-name="T19"><text:s text:c="8"/></text:span></text:span><text:span text:style-name="Source_20_Text"><text:span text:style-name="T20">loop</text:span></text:span></text:p>
      <text:p text:style-name="Preformatted_20_Text"><text:span text:style-name="Source_20_Text"><text:span text:style-name="T19"><text:s text:c="12"/>exit := ui.exec()</text:span></text:span></text:p>
      <text:p text:style-name="Preformatted_20_Text"><text:span text:style-name="Source_20_Text"><text:span text:style-name="T19"><text:s text:c="8"/></text:span></text:span><text:span text:style-name="Source_20_Text"><text:span text:style-name="T20">end</text:span></text:span></text:p>
      <text:p text:style-name="Preformatted_20_Text"><text:span text:style-name="Source_20_Text"><text:span text:style-name="T19"><text:s text:c="8"/></text:span></text:span></text:p>
      <text:p text:style-name="Preformatted_20_Text"><text:span text:style-name="Source_20_Text"><text:span text:style-name="T15"><text:s text:c="8"/></text:span></text:span><text:span text:style-name="Source_20_Text"><text:span text:style-name="T18">// exiting</text:span></text:span></text:p>
      <text:p text:style-name="Preformatted_20_Text"><text:span text:style-name="Source_20_Text"><text:span text:style-name="T15"><text:s text:c="8"/>stdio.writeln(</text:span></text:span><text:span text:style-name="Source_20_Text"><text:span text:style-name="T17">"\n === Thank you for using 'BankOfMine' services ===\n"</text:span></text:span><text:span text:style-name="Source_20_Text"><text:span text:style-name="T15">)</text:span></text:span></text:p>
      <text:p text:style-name="Preformatted_20_Text"><text:span text:style-name="Source_20_Text"><text:span text:style-name="T19"><text:s text:c="4"/></text:span></text:span><text:span text:style-name="Source_20_Text"><text:span text:style-name="T20">end</text:span></text:span></text:p>
      <text:p text:style-name="Preformatted_20_Text"><text:span text:style-name="Source_20_Text"><text:span text:style-name="T19">}</text:span></text:span></text:p>
      <text:p text:style-name="Preformatted_20_Text"><text:span text:style-name="Source_20_Text"><text:span text:style-name="T19"/></text:span></text:p>
      <text:p text:style-name="Preformatted_20_Text"><text:span text:style-name="Source_20_Text"><text:span text:style-name="T20">class</text:span></text:span><text:span text:style-name="Source_20_Text"><text:span text:style-name="T19"> Bank</text:span></text:span></text:p>
      <text:p text:style-name="Preformatted_20_Text"><text:span text:style-name="Source_20_Text"><text:span text:style-name="T19">{</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initialize()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span></text:span></text:p>
      <text:p text:style-name="Preformatted_20_Text"><text:span text:style-name="Source_20_Text"><text:span text:style-name="T19"/></text:span></text:p>
      <text:p text:style-name="Preformatted_20_Text"><text:span text:style-name="Source_20_Text"><text:span text:style-name="T20">class</text:span></text:span><text:span text:style-name="Source_20_Text"><text:span text:style-name="T19"> UserInterface</text:span></text:span></text:p>
      <text:p text:style-name="Preformatted_20_Text"><text:span text:style-name="Source_20_Text"><text:span text:style-name="T19">{</text:span></text:span></text:p>
      <text:p text:style-name="Preformatted_20_Text"><text:span text:style-name="Source_20_Text"><text:span text:style-name="T19"><text:tab/></text:span></text:span><text:span text:style-name="Source_20_Text"><text:span text:style-name="T20">reference</text:span></text:span><text:span text:style-name="Source_20_Text"><text:span text:style-name="T19"> customers : </text:span></text:span><text:span text:style-name="Source_20_Text"><text:span text:style-name="T20">oset</text:span></text:span><text:span text:style-name="Source_20_Text"><text:span text:style-name="T19"> bank::Customer[1..*]</text:span></text:span></text:p>
      <text:p text:style-name="Preformatted_20_Text"><text:span text:style-name="Source_20_Text"><text:span text:style-name="T19"><text:tab/></text:span></text:span><text:span text:style-name="Source_20_Text"><text:span text:style-name="T20">reference</text:span></text:span><text:span text:style-name="Source_20_Text"><text:span text:style-name="T19"> utility : utilities::StringConverter</text:span></text:span></text:p>
      <text:p text:style-name="Preformatted_20_Text"><text:span text:style-name="Source_20_Text"><text:span text:style-name="T19"><text:tab/></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initialize(new_bank : kermeta::standard::OrderedSet&lt;bank::Customer&gt;)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customers := new_bank</text:span></text:span></text:p>
      <text:p text:style-name="Preformatted_20_Text"><text:span text:style-name="Source_20_Text"><text:span text:style-name="T19"><text:tab/><text:tab/>utility := utilities::StringConverter.new</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exec() : kermeta::standard::Boolean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printMenu</text:span></text:span></text:p>
      <text:p text:style-name="Preformatted_20_Text"><text:span text:style-name="Source_20_Text"><text:span text:style-name="T15"><text:tab/><text:tab/></text:span></text:span><text:span text:style-name="Source_20_Text"><text:span text:style-name="T16">var</text:span></text:span><text:span text:style-name="Source_20_Text"><text:span text:style-name="T15"> command : kermeta::standard::String </text:span></text:span><text:span text:style-name="Source_20_Text"><text:span text:style-name="T16">init</text:span></text:span><text:span text:style-name="Source_20_Text"><text:span text:style-name="T15"> stdio.read(</text:span></text:span><text:span text:style-name="Source_20_Text"><text:span text:style-name="T17">" <text:s text:c="2"/>what is your choice ? : "</text:span></text:span><text:span text:style-name="Source_20_Text"><text:span text:style-name="T15">)</text:span></text:span></text:p>
      <text:p text:style-name="Preformatted_20_Text"><text:span text:style-name="Source_20_Text"><text:span text:style-name="T15"><text:tab/><text:tab/></text:span></text:span><text:span text:style-name="Source_20_Text"><text:span text:style-name="T16">if</text:span></text:span><text:span text:style-name="Source_20_Text"><text:span text:style-name="T15"> command == </text:span></text:span><text:span text:style-name="Source_20_Text"><text:span text:style-name="T17">"A"</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self</text:span></text:span><text:span text:style-name="Source_20_Text"><text:span text:style-name="T19">.addAccount</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5"><text:tab/><text:tab/></text:span></text:span><text:span text:style-name="Source_20_Text"><text:span text:style-name="T16">else</text:span></text:span><text:span text:style-name="Source_20_Text"><text:span text:style-name="T15"> </text:span></text:span><text:span text:style-name="Source_20_Text"><text:span text:style-name="T16">if</text:span></text:span><text:span text:style-name="Source_20_Text"><text:span text:style-name="T15"> command == </text:span></text:span><text:span text:style-name="Source_20_Text"><text:span text:style-name="T17">"C"</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self</text:span></text:span><text:span text:style-name="Source_20_Text"><text:span text:style-name="T19">.addCustomer</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5"><text:tab/><text:tab/></text:span></text:span><text:span text:style-name="Source_20_Text"><text:span text:style-name="T16">else</text:span></text:span><text:span text:style-name="Source_20_Text"><text:span text:style-name="T15"> </text:span></text:span><text:span text:style-name="Source_20_Text"><text:span text:style-name="T16">if</text:span></text:span><text:span text:style-name="Source_20_Text"><text:span text:style-name="T15"> command == </text:span></text:span><text:span text:style-name="Source_20_Text"><text:span text:style-name="T17">"D"</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self</text:span></text:span><text:span text:style-name="Source_20_Text"><text:span text:style-name="T19">.deposit</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5"><text:tab/><text:tab/></text:span></text:span><text:span text:style-name="Source_20_Text"><text:span text:style-name="T16">else</text:span></text:span><text:span text:style-name="Source_20_Text"><text:span text:style-name="T15"> </text:span></text:span><text:span text:style-name="Source_20_Text"><text:span text:style-name="T16">if</text:span></text:span><text:span text:style-name="Source_20_Text"><text:span text:style-name="T15"> command == </text:span></text:span><text:span text:style-name="Source_20_Text"><text:span text:style-name="T17">"P"</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self</text:span></text:span><text:span text:style-name="Source_20_Text"><text:span text:style-name="T19">.print</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5"><text:tab/><text:tab/></text:span></text:span><text:span text:style-name="Source_20_Text"><text:span text:style-name="T16">else</text:span></text:span><text:span text:style-name="Source_20_Text"><text:span text:style-name="T15"> </text:span></text:span><text:span text:style-name="Source_20_Text"><text:span text:style-name="T16">if</text:span></text:span><text:span text:style-name="Source_20_Text"><text:span text:style-name="T15"> command == </text:span></text:span><text:span text:style-name="Source_20_Text"><text:span text:style-name="T17">"W"</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self</text:span></text:span><text:span text:style-name="Source_20_Text"><text:span text:style-name="T19">.withdraw</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5"><text:tab/><text:tab/></text:span></text:span><text:span text:style-name="Source_20_Text"><text:span text:style-name="T16">else</text:span></text:span><text:span text:style-name="Source_20_Text"><text:span text:style-name="T15"> </text:span></text:span><text:span text:style-name="Source_20_Text"><text:span text:style-name="T16">if</text:span></text:span><text:span text:style-name="Source_20_Text"><text:span text:style-name="T15"> command == </text:span></text:span><text:span text:style-name="Source_20_Text"><text:span text:style-name="T17">"Q"</text:span></text:span><text:span text:style-name="Source_20_Text"><text:span text:style-name="T15"> </text:span></text:span><text:span text:style-name="Source_20_Text"><text:span text:style-name="T16">then</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true</text:span></text:span></text:p>
      <text:p text:style-name="Preformatted_20_Text"><text:span text:style-name="Source_20_Text"><text:span text:style-name="T19"><text:tab/><text:tab/></text:span></text:span><text:span text:style-name="Source_20_Text"><text:span text:style-name="T20">else</text:span></text:span></text:p>
      <text:p text:style-name="Preformatted_20_Text"><text:span text:style-name="Source_20_Text"><text:span text:style-name="T15"><text:tab/><text:tab/><text:tab/>stdio.writeln(</text:span></text:span><text:span text:style-name="Source_20_Text"><text:span text:style-name="T17">"\n &gt;&gt;&gt;&gt; You enter a wrong code &lt;&lt;&lt;&lt;&lt;"</text:span></text:span><text:span text:style-name="Source_20_Text"><text:span text:style-name="T15">)</text:span></text:span></text:p>
      <text:p text:style-name="Preformatted_20_Text"><text:span text:style-name="Source_20_Text"><text:span text:style-name="T19"><text:tab/><text:tab/><text:tab/></text:span></text:span><text:span text:style-name="Source_20_Text"><text:span text:style-name="T20">result</text:span></text:span><text:span text:style-name="Source_20_Text"><text:span text:style-name="T19"> := </text:span></text:span><text:span text:style-name="Source_20_Text"><text:span text:style-name="T20">false</text:span></text:span></text:p>
      <text:p text:style-name="Preformatted_20_Text"><text:span text:style-name="Source_20_Text"><text:span text:style-name="T19"><text:tab/><text:tab/></text:span></text:span><text:span text:style-name="Source_20_Text"><text:span text:style-name="T20">end</text:span></text:span><text:span text:style-name="Source_20_Text"><text:span text:style-name="T19"> </text:span></text:span><text:span text:style-name="Source_20_Text"><text:span text:style-name="T20">end</text:span></text:span><text:span text:style-name="Source_20_Text"><text:span text:style-name="T19"> </text:span></text:span><text:span text:style-name="Source_20_Text"><text:span text:style-name="T20">end</text:span></text:span><text:span text:style-name="Source_20_Text"><text:span text:style-name="T19"> </text:span></text:span><text:span text:style-name="Source_20_Text"><text:span text:style-name="T20">end</text:span></text:span><text:span text:style-name="Source_20_Text"><text:span text:style-name="T19"> </text:span></text:span><text:span text:style-name="Source_20_Text"><text:span text:style-name="T20">end</text:span></text:span><text:span text:style-name="Source_20_Text"><text:span text:style-name="T19"> </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p>
      <text:p text:style-name="Preformatted_20_Text"><text:span text:style-name="Source_20_Text"><text:span text:style-name="T15"><text:tab/></text:span></text:span><text:span text:style-name="Source_20_Text"><text:span text:style-name="T18">// interfacing operations</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printMenu()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5"><text:tab/><text:tab/>stdio.writeln(</text:span></text:span><text:span text:style-name="Source_20_Text"><text:span text:style-name="T17">"\nAvailable operations:"</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A - Add a new account"</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C - Add a new customer"</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D - Make a deposit"</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P - Print the current amount of an account"</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W - Make a withdrawal"</text:span></text:span><text:span text:style-name="Source_20_Text"><text:span text:style-name="T15">)</text:span></text:span></text:p>
      <text:p text:style-name="Preformatted_20_Text"><text:span text:style-name="Source_20_Text"><text:span text:style-name="T15"><text:tab/><text:tab/>stdio.writeln(</text:span></text:span><text:span text:style-name="Source_20_Text"><text:span text:style-name="T17">" <text:s/>Q - quit the 'BankOfMine'"</text:span></text:span><text:span text:style-name="Source_20_Text"><text:span text:style-name="T15">)</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choiceCustomer() : bank::Customer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num : kermeta::standard::Integer </text:span></text:span><text:span text:style-name="Source_20_Text"><text:span text:style-name="T20">init</text:span></text:span><text:span text:style-name="Source_20_Text"><text:span text:style-name="T19"> 0</text:span></text:span></text:p>
      <text:p text:style-name="Preformatted_20_Text"><text:span text:style-name="Source_20_Text"><text:span text:style-name="T19"><text:tab/><text:tab/>customers.each{ c |</text:span></text:span></text:p>
      <text:p text:style-name="Preformatted_20_Text"><text:span text:style-name="Source_20_Text"><text:span text:style-name="T15"><text:tab/><text:tab/><text:tab/>stdio.writeln(</text:span></text:span><text:span text:style-name="Source_20_Text"><text:span text:style-name="T17">" <text:s/>"</text:span></text:span><text:span text:style-name="Source_20_Text"><text:span text:style-name="T15">+c.name+</text:span></text:span><text:span text:style-name="Source_20_Text"><text:span text:style-name="T17">" - nÂ° "</text:span></text:span><text:span text:style-name="Source_20_Text"><text:span text:style-name="T15">+num.toString)</text:span></text:span></text:p>
      <text:p text:style-name="Preformatted_20_Text"><text:span text:style-name="Source_20_Text"><text:span text:style-name="T19"><text:tab/><text:tab/><text:tab/>num := num + 1</text:span></text:span></text:p>
      <text:p text:style-name="Preformatted_20_Text"><text:span text:style-name="Source_20_Text"><text:span text:style-name="T19"><text:tab/><text:tab/>}</text:span></text:span></text:p>
      <text:p text:style-name="Preformatted_20_Text"><text:span text:style-name="Source_20_Text"><text:span text:style-name="T15"><text:tab/><text:tab/>num := utility.string2Integer(stdio.read(</text:span></text:span><text:span text:style-name="Source_20_Text"><text:span text:style-name="T17">" <text:s text:c="3"/>give the nÂ° of the customer : "</text:span></text:span><text:span text:style-name="Source_20_Text"><text:span text:style-name="T15">))</text:span></text:span></text:p>
      <text:p text:style-name="Preformatted_20_Text"><text:span text:style-name="Source_20_Text"><text:span text:style-name="T19"><text:tab/><text:tab/></text:span></text:span><text:span text:style-name="Source_20_Text"><text:span text:style-name="T20">result</text:span></text:span><text:span text:style-name="Source_20_Text"><text:span text:style-name="T19"> := customers.elementAt(num)</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choiceAccount() : bank::Account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customer : bank::Customer </text:span></text:span><text:span text:style-name="Source_20_Text"><text:span text:style-name="T20">init</text:span></text:span><text:span text:style-name="Source_20_Text"><text:span text:style-name="T19"> choiceCustomer()</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num : kermeta::standard::Integer </text:span></text:span><text:span text:style-name="Source_20_Text"><text:span text:style-name="T20">init</text:span></text:span><text:span text:style-name="Source_20_Text"><text:span text:style-name="T19"> 0</text:span></text:span></text:p>
      <text:p text:style-name="Preformatted_20_Text"><text:span text:style-name="Source_20_Text"><text:span text:style-name="T19"><text:tab/><text:tab/>customer.account.each{ acc |</text:span></text:span></text:p>
      <text:p text:style-name="Preformatted_20_Text"><text:span text:style-name="Source_20_Text"><text:span text:style-name="T15"><text:tab/><text:tab/><text:tab/>stdio.writeln(</text:span></text:span><text:span text:style-name="Source_20_Text"><text:span text:style-name="T17">" <text:s/>"</text:span></text:span><text:span text:style-name="Source_20_Text"><text:span text:style-name="T15">+customer.name+</text:span></text:span><text:span text:style-name="Source_20_Text"><text:span text:style-name="T17">" account nÂ° "</text:span></text:span><text:span text:style-name="Source_20_Text"><text:span text:style-name="T15">+num.toString)</text:span></text:span></text:p>
      <text:p text:style-name="Preformatted_20_Text"><text:span text:style-name="Source_20_Text"><text:span text:style-name="T19"><text:tab/><text:tab/><text:tab/>num := num + 1</text:span></text:span></text:p>
      <text:p text:style-name="Preformatted_20_Text"><text:span text:style-name="Source_20_Text"><text:span text:style-name="T19"><text:tab/><text:tab/>}</text:span></text:span></text:p>
      <text:p text:style-name="Preformatted_20_Text"><text:span text:style-name="Source_20_Text"><text:span text:style-name="T15"><text:tab/><text:tab/>num := utility.string2Integer(stdio.read(</text:span></text:span><text:span text:style-name="Source_20_Text"><text:span text:style-name="T17">" <text:s text:c="3"/>give the nÂ° of the account : "</text:span></text:span><text:span text:style-name="Source_20_Text"><text:span text:style-name="T15">))</text:span></text:span></text:p>
      <text:p text:style-name="Preformatted_20_Text"><text:span text:style-name="Source_20_Text"><text:span text:style-name="T19"><text:tab/><text:tab/></text:span></text:span><text:span text:style-name="Source_20_Text"><text:span text:style-name="T20">result</text:span></text:span><text:span text:style-name="Source_20_Text"><text:span text:style-name="T19"> := customer.account.elementAt(num)</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getAmount() : kermeta::standard::Integer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5"><text:tab/><text:tab/></text:span></text:span><text:span text:style-name="Source_20_Text"><text:span text:style-name="T16">result</text:span></text:span><text:span text:style-name="Source_20_Text"><text:span text:style-name="T15"> := utility.string2Integer(stdio.read(</text:span></text:span><text:span text:style-name="Source_20_Text"><text:span text:style-name="T17">" <text:s text:c="3"/>give the amount to be processed : "</text:span></text:span><text:span text:style-name="Source_20_Text"><text:span text:style-name="T15">))</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p>
      <text:p text:style-name="Preformatted_20_Text"><text:span text:style-name="Source_20_Text"><text:span text:style-name="T15"><text:tab/></text:span></text:span><text:span text:style-name="Source_20_Text"><text:span text:style-name="T18">// acting operations</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addAccount()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customer : bank::Customer </text:span></text:span><text:span text:style-name="Source_20_Text"><text:span text:style-name="T20">init</text:span></text:span><text:span text:style-name="Source_20_Text"><text:span text:style-name="T19"> choiceCustomer</text:span></text:span></text:p>
      <text:p text:style-name="Preformatted_20_Text"><text:span text:style-name="Source_20_Text"><text:span text:style-name="T19"><text:tab/><text:tab/></text:span></text:span><text:span text:style-name="Source_20_Text"><text:span text:style-name="T20">if</text:span></text:span><text:span text:style-name="Source_20_Text"><text:span text:style-name="T19"> customer.account == </text:span></text:span><text:span text:style-name="Source_20_Text"><text:span text:style-name="T20">void</text:span></text:span><text:span text:style-name="Source_20_Text"><text:span text:style-name="T19"> </text:span></text:span><text:span text:style-name="Source_20_Text"><text:span text:style-name="T20">then</text:span></text:span></text:p>
      <text:p text:style-name="Preformatted_20_Text"><text:span text:style-name="Source_20_Text"><text:span text:style-name="T19"><text:tab/><text:tab/><text:tab/>customer.account := kermeta::standard::OrderedSet&lt;Account&gt;.new</text:span></text:span></text:p>
      <text:p text:style-name="Preformatted_20_Text"><text:span text:style-name="Source_20_Text"><text:span text:style-name="T19"><text:tab/><text:tab/></text:span></text:span><text:span text:style-name="Source_20_Text"><text:span text:style-name="T20">end</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account : bank::Account </text:span></text:span><text:span text:style-name="Source_20_Text"><text:span text:style-name="T20">init</text:span></text:span><text:span text:style-name="Source_20_Text"><text:span text:style-name="T19"> bank::Account.new</text:span></text:span></text:p>
      <text:p text:style-name="Preformatted_20_Text"><text:span text:style-name="Source_20_Text"><text:span text:style-name="T19"><text:tab/><text:tab/>account.amount := 0</text:span></text:span></text:p>
      <text:p text:style-name="Preformatted_20_Text"><text:span text:style-name="Source_20_Text"><text:span text:style-name="T19"><text:tab/><text:tab/>customer.account.add(account)</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addCustomer()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name : kermeta::standard::String</text:span></text:span></text:p>
      <text:p text:style-name="Preformatted_20_Text"><text:span text:style-name="Source_20_Text"><text:span text:style-name="T15"><text:tab/><text:tab/>name := stdio.read(</text:span></text:span><text:span text:style-name="Source_20_Text"><text:span text:style-name="T17">" <text:s text:c="3"/>enter the customer name : "</text:span></text:span><text:span text:style-name="Source_20_Text"><text:span text:style-name="T15">)</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newCustomer : bank::Customer </text:span></text:span><text:span text:style-name="Source_20_Text"><text:span text:style-name="T20">init</text:span></text:span><text:span text:style-name="Source_20_Text"><text:span text:style-name="T19"> bank::Customer.new</text:span></text:span></text:p>
      <text:p text:style-name="Preformatted_20_Text"><text:span text:style-name="Source_20_Text"><text:span text:style-name="T19"><text:tab/><text:tab/>newCustomer.name := name</text:span></text:span></text:p>
      <text:p text:style-name="Preformatted_20_Text"><text:span text:style-name="Source_20_Text"><text:span text:style-name="T19"><text:tab/><text:tab/>customers.add(newCustomer)</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deposit()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account : bank::Account </text:span></text:span><text:span text:style-name="Source_20_Text"><text:span text:style-name="T20">init</text:span></text:span><text:span text:style-name="Source_20_Text"><text:span text:style-name="T19"> choiceAccount()</text:span></text:span></text:p>
      <text:p text:style-name="Preformatted_20_Text"><text:span text:style-name="Source_20_Text"><text:span text:style-name="T19"><text:tab/><text:tab/>account.deposit(getAmount)</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print()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account : bank::Account </text:span></text:span><text:span text:style-name="Source_20_Text"><text:span text:style-name="T20">init</text:span></text:span><text:span text:style-name="Source_20_Text"><text:span text:style-name="T19"> choiceAccount()</text:span></text:span></text:p>
      <text:p text:style-name="Preformatted_20_Text"><text:span text:style-name="Source_20_Text"><text:span text:style-name="T15"><text:tab/><text:tab/>stdio.writeln(</text:span></text:span><text:span text:style-name="Source_20_Text"><text:span text:style-name="T17">" <text:s text:c="5"/>amount = "</text:span></text:span><text:span text:style-name="Source_20_Text"><text:span text:style-name="T15">+account.printAmount)</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tab/></text:span></text:span><text:span text:style-name="Source_20_Text"><text:span text:style-name="T20">operation</text:span></text:span><text:span text:style-name="Source_20_Text"><text:span text:style-name="T19"> withdraw() </text:span></text:span><text:span text:style-name="Source_20_Text"><text:span text:style-name="T20">is</text:span></text:span><text:span text:style-name="Source_20_Text"><text:span text:style-name="T19"> </text:span></text:span><text:span text:style-name="Source_20_Text"><text:span text:style-name="T20">do</text:span></text:span></text:p>
      <text:p text:style-name="Preformatted_20_Text"><text:span text:style-name="Source_20_Text"><text:span text:style-name="T19"><text:tab/><text:tab/></text:span></text:span><text:span text:style-name="Source_20_Text"><text:span text:style-name="T20">var</text:span></text:span><text:span text:style-name="Source_20_Text"><text:span text:style-name="T19"> account : bank::Account </text:span></text:span><text:span text:style-name="Source_20_Text"><text:span text:style-name="T20">init</text:span></text:span><text:span text:style-name="Source_20_Text"><text:span text:style-name="T19"> choiceAccount()</text:span></text:span></text:p>
      <text:p text:style-name="Preformatted_20_Text"><text:span text:style-name="Source_20_Text"><text:span text:style-name="T15"><text:tab/><text:tab/>stdio.writeln(</text:span></text:span><text:span text:style-name="Source_20_Text"><text:span text:style-name="T17">" <text:s text:c="5"/>you got "</text:span></text:span><text:span text:style-name="Source_20_Text"><text:span text:style-name="T15">+account.withdraw(getAmount).toString+</text:span></text:span><text:span text:style-name="Source_20_Text"><text:span text:style-name="T17">" of money!"</text:span></text:span><text:span text:style-name="Source_20_Text"><text:span text:style-name="T15">)</text:span></text:span></text:p>
      <text:p text:style-name="Preformatted_20_Text"><text:span text:style-name="Source_20_Text"><text:span text:style-name="T19"><text:tab/></text:span></text:span><text:span text:style-name="Source_20_Text"><text:span text:style-name="T20">end</text:span></text:span></text:p>
      <text:p text:style-name="Preformatted_20_Text"><text:span text:style-name="Source_20_Text"><text:span text:style-name="T19">}</text:span></text:span></text:p>
      <text:p text:style-name="Text_20_body">This application can be used under the advices of the project director (of the customer company) and/or some end-users. An trace of such a use could be like the sample above.</text:p>
      <text:p text:style-name="Heading_20_3">Launch</text:p>
      <text:p text:style-name="Text_20_body">Run the <text:span text:style-name="T11">prototype.kmt</text:span> file as a Kermeta application.</text:p>
      <text:p text:style-name="Text_20_body">You get:</text:p>
      <text:p text:style-name="Preformatted_20_Text"><text:s/>=== Welcome to the 'BankOfMine' ===</text:p>
      <text:p text:style-name="Preformatted_20_Text"/>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Heading_20_3">A new account</text:p>
      <text:p text:style-name="Text_20_body">Add a customer named “Henry” to the 'BankOfMine':</text:p>
      <text:p text:style-name="Preformatted_20_Text"><text:s/>=== Welcome to the 'BankOfMine' ===</text:p>
      <text:p text:style-name="Preformatted_20_Text"/>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Preformatted_20_Text"><text:s text:c="3"/>what is your choice ? : C</text:p>
      <text:p text:style-name="Preformatted_20_Text"><text:s text:c="4"/>enter the customer name : Henry</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Add a account to him:</text:p>
      <text:p text:style-name="Preformatted_20_Text"><text:s text:c="3"/>what is your choice ? : A</text:p>
      <text:p text:style-name="Preformatted_20_Text"><text:s text:c="2"/>Henry - n° 0</text:p>
      <text:p text:style-name="Preformatted_20_Text"><text:s text:c="4"/>give the n° of the customer : 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Heading_20_3">Use the account</text:p>
      <text:p text:style-name="Text_20_body">Make a deposit:</text:p>
      <text:p text:style-name="Preformatted_20_Text"><text:s text:c="3"/>what is your choice ? : D</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5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So Henry now has 50 of money on his first account.</text:p>
      <text:p text:style-name="Text_20_body">We can print the account amount to check that:</text:p>
      <text:p text:style-name="Preformatted_20_Text"><text:s text:c="3"/>what is your choice ? : P</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6"/>amount = 50</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text:p>
      <text:p text:style-name="Text_20_body">The printing confirms this fact.</text:p>
      <text:p text:style-name="Text_20_body">We may try to withdraw some money from this account:</text:p>
      <text:p text:style-name="Preformatted_20_Text"><text:s text:c="3"/>what is your choice ? : W</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30</text:p>
      <text:p text:style-name="Preformatted_20_Text"><text:s text:c="6"/>you got 30 of money!</text:p>
      <text:p text:style-name="Preformatted_20_Text"/>
      <text:p text:style-name="Preformatted_20_Text">Available operations:</text:p>
      <text:p text:style-name="Preformatted_20_Text"><text:s text:c="2"/>A - Add a new account</text:p>
      <text:p text:style-name="Preformatted_20_Text"><text:s text:c="2"/>C - Add a new customer</text:p>
      <text:p text:style-name="Preformatted_20_Text"><text:s text:c="2"/>D - Make a deposit</text:p>
      <text:p text:style-name="Preformatted_20_Text"><text:s text:c="2"/>P - Print the current amount of an account</text:p>
      <text:p text:style-name="Preformatted_20_Text"><text:s text:c="2"/>W - Make a withdrawal</text:p>
      <text:p text:style-name="Preformatted_20_Text"><text:s text:c="2"/>Q - quit the 'BankOfMine'</text:p>
      <text:p text:style-name="Preformatted_20_Text"><text:s text:c="3"/>what is your choice ? : P</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6"/>amount = 20</text:p>
      <text:p text:style-name="Text_20_body">So the withdrawal works pretty good.</text:p>
      <text:p text:style-name="Text_20_body">Then an end-user can ask us “<text:span text:style-name="T3">What if the withdrawal amount is higher than the amount of the account?</text:span>”. It is a typical situation prototyping is useful for.</text:p>
      <text:p text:style-name="Text_20_body">Try a withdrawal of 60, for example, and let the end-user have a look on how the system will respond to such a demand:</text:p>
      <text:p text:style-name="Preformatted_20_Text"><text:s text:c="3"/>what is your choice ? : W</text:p>
      <text:p text:style-name="Preformatted_20_Text"><text:s text:c="2"/>Henry - n° 0</text:p>
      <text:p text:style-name="Preformatted_20_Text"><text:s text:c="4"/>give the n° of the customer : 0</text:p>
      <text:p text:style-name="Preformatted_20_Text"><text:s text:c="2"/>Henry account n° 0</text:p>
      <text:p text:style-name="Preformatted_20_Text"><text:s text:c="4"/>give the n° of the account : 0</text:p>
      <text:p text:style-name="Preformatted_20_Text"><text:s text:c="4"/>give the amount to be processed : 60</text:p>
      <text:p text:style-name="Preformatted_20_Text"><text:s text:c="6"/>you got 20 of money!</text:p>
      <text:p text:style-name="Text_20_body">So the withdrawal operation delivers as much of the desired money as the account has in amount. It is our choice from the analysis of the system we have done. May the customer of that future system doesn't agree with that choice. That is the matter of prototypes to permit engineers and project recipient to see the potential differences in approach of the problem and to discuss about those differences in order to eliminate mistakes.</text:p>
      <text:p text:style-name="Heading_20_2">The future of UML prototyping</text:p>
      <text:p text:style-name="Text_20_body">Actually, the model under the scope must be translate into Kermeta code in order to be used by a program.</text:p>
      <text:p text:style-name="Text_20_body">The prototyping will be more efficient and easier if the prototype application could “require” directly this model like any Ecore [meta]model.</text:p>
      <text:p text:style-name="P9">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p text:style-name="P9">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p text:style-name="P12"/>
      <text:p text:style-name="P11">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p text:style-name="P2">Legal</text:p>
      <text:p text:style-name="Text_20_body"/>
      <text:p text:style-name="Heading_20_3">Notices</text:p>
      <text:p text:style-name="Text_20_body">Copyright: INRIA 2007</text:p>
      <text:p text:style-name="Text_20_body">Licence: Eclipse Public License</text:p>
      <text:p text:style-name="Text_20_body">Authors:<text:tab/>Vincent MAHE &lt;vmahe@irisa.fr&gt;</text:p>
      <text:p text:style-name="Text_20_body"><text:bookmark text:name="SwXTextPosition508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adornments="Normal"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erif2" svg:font-family="'Bitstream Vera Serif'" style:font-family-generic="roman" style:font-pitch="variable"/>
    <style:font-face style:name="Century Schoolbook L" svg:font-family="'Century Schoolbook L'" style:font-adornments="Italique"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list-style-name="" style:class="text" style:master-page-name="">
      <style:paragraph-properties fo:margin-top="1cm" fo:margin-bottom="0.499cm"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text-align="start" style:justify-single-word="false"/>
      <style:text-properties style:use-window-font-color="true"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cm" fo:margin-bottom="0cm" fo:line-height="100%" fo:background-color="#e6e6ff" fo:padding="0.199cm" fo:border="0.002cm solid #e6e6ff">
        <style:tab-stops/>
        <style:background-image/>
      </style:paragraph-properties>
      <style:text-properties style:font-name="Courier New" fo:font-size="9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ffffff"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Uml2 demos</dc:title>
    <meta:initial-creator>Didier Vojtisek</meta:initial-creator>
    <meta:creation-date>2006-01-29T15:45:18</meta:creation-date>
    <dc:creator>Vincent Mahe</dc:creator>
    <dc:date>2007-12-13T15:25:13</dc:date>
    <meta:print-date>2006-08-07T16:48:16</meta:print-date>
    <meta:keyword>Kermeta</meta:keyword>
    <meta:keyword>metamodeling</meta:keyword>
    <meta:keyword>language</meta:keyword>
    <meta:keyword>UML</meta:keyword>
    <dc:language>en-US</dc:language>
    <meta:editing-cycles>301</meta:editing-cycles>
    <meta:editing-duration>P22DT6H57M34S</meta:editing-duration>
    <meta:user-defined meta:name="Authors">Vincent Mahé</meta:user-defined>
    <meta:user-defined meta:name="Corporate 1">INRIA</meta:user-defined>
    <meta:user-defined meta:name="Info 3"/>
    <meta:user-defined meta:name="Info 4"/>
    <meta:document-statistic meta:table-count="0" meta:image-count="4" meta:object-count="0" meta:page-count="18" meta:paragraph-count="480" meta:word-count="2828" meta:character-count="19810"/>
  </office:meta>
</office:document-meta>
</file>